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fr" fo:country="BE"/>
    </style:style>
    <style:style style:name="P12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fr" fo:country="BE"/>
    </style:style>
    <style:style style:name="P13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de" fo:country="DE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9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20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2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3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language="fr" fo:country="BE"/>
    </style:style>
    <style:style style:name="T8" style:family="text">
      <style:text-properties fo:language="en" fo:country="US"/>
    </style:style>
    <style:style style:name="T9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453---SYSTEME D'EXPLOITATION - e-learning - Séquence 18</text:span></text:p>
      <text:p text:style-name="P2"><text:span text:style-name="T1">Utilisateurs, groupes et droits – 1</text:span></text:p>
      <text:p text:style-name="P5"/>
      <text:p text:style-name="P15"><text:span text:style-name="T2">Légende</text:span><text:span text:style-name="T3"> :</text:span></text:p>
      <text:p text:style-name="P17"/>
      <text:p text:style-name="P18">Explications sur fond blanc</text:p>
      <text:p text:style-name="P19">Exercice à accomplir sur fond rouge clair</text:p>
      <text:p text:style-name="P20">Une ou plusieurs solutions possibles pour accomplir l’exercice sur fond vert clair</text:p>
      <text:p text:style-name="P6"/>
      <text:p text:style-name="P6"/>
      <text:p text:style-name="P6"/>
      <text:p text:style-name="P6">Héritier de UNIX, le système Linux a été édifié d’origine selon une approche de sécurité multi-utilisateur : Linux a donc toujours été un système de type « professionnel » et non de type « home ».</text:p>
      <text:p text:style-name="P6"/>
      <text:p text:style-name="P6">Linux intègre une base de données de comptes utilisateurs et de comptes groupes d’utilisateurs. Chaque compte est inscrit dans la base de données locale ou dans un annuaire réseau.</text:p>
      <text:p text:style-name="P6"/>
      <text:p text:style-name="P6">Chaque fichier (au sens large : fichier ordinaire, répertoire, etc.) est assorti de droits précisant les utilisateurs et les groupes d’utilisateurs qui sont habilités à y accéder, et de quelle façon.</text:p>
      <text:p text:style-name="P6"/>
      <text:p text:style-name="P6">Les services (applications système) sont associés à des comptes.</text:p>
      <text:p text:style-name="P6"/>
      <text:p text:style-name="P6">Le login d’un utilisateur détermine les droits de son shell, et par héritage, les droits des applications qu’il exécutera. Le root, lui, a tous les droits sur le système.</text:p>
      <text:p text:style-name="P6"/>
      <text:p text:style-name="P6">Chaque compte utilisateur est identifié par un nom (login) et un UID (User IDentification) numérique. La valeur 0 pour root. De 1 à un maximum (999) pour les services. Les valeurs supérieures au maximum pour les utilisateurs ordinaires. Chaque compte groupe est identifié par un nom et un GID (Group IDentification) numérique.</text:p>
      <text:p text:style-name="P6"/>
      <text:p text:style-name="P6">Un système Linux est absolument sensible à la casse ; par exemple, la commande : « ls » DOIT être tapée « ls », et NON « LS » ou « Ls » ! Il en est de même pour tout nom d’utilisateur, de groupe, de fichier, de répertoire, etc.</text:p>
      <text:p text:style-name="P6"/>
      <text:p text:style-name="P6"/>
      <text:p text:style-name="P6"/>
      <text:p text:style-name="P1"><text:span text:style-name="T4">Quelques commandes</text:span><text:span text:style-name="T5"> :</text:span></text:p>
      <text:p text:style-name="P6"/>
      <text:p text:style-name="P6"/>
      <text:p text:style-name="P6"/>
      <text:p text:style-name="P18">SU(1)</text:p>
      <text:p text:style-name="P18"/>
      <text:p text:style-name="P18">NOM</text:p>
      <text:p text:style-name="P18"><text:s text:c="7"/>su - Changer d'identifiant d'utilisateur ou devenir superutilisateur</text:p>
      <text:p text:style-name="P18"/>
      <text:p text:style-name="P18">SYNOPSIS</text:p>
      <text:p text:style-name="P18"><text:soft-page-break/><text:s text:c="7"/>su [options] [nom_utilisateur]</text:p>
      <text:p text:style-name="P18"/>
      <text:p text:style-name="P18">DESCRIPTION</text:p>
      <text:p text:style-name="P18"><text:s text:c="7"/>La commande su permet de devenir un autre utilisateur pour la durée d'une session.</text:p>
      <text:p text:style-name="P18"><text:s text:c="7"/>Invoqué sans nom d'utilisateur, le comportement par défaut de su est de devenir</text:p>
      <text:p text:style-name="P18"><text:s text:c="7"/>superutilisateur. Le paramètre optionnel - permet d'obtenir un environnement</text:p>
      <text:p text:style-name="P18"><text:s text:c="7"/>similaire à celui que l'utilisateur aurait obtenu lors d'une connexion directe.</text:p>
      <text:p text:style-name="P6"/>
      <text:p text:style-name="P6"/>
      <text:p text:style-name="P6"/>
      <text:p text:style-name="P18">ID(1)</text:p>
      <text:p text:style-name="P18"/>
      <text:p text:style-name="P18">NOM</text:p>
      <text:p text:style-name="P18"><text:s text:c="7"/>id - Afficher les identifiants d'utilisateur et de groupe effectifs et réels</text:p>
      <text:p text:style-name="P18"/>
      <text:p text:style-name="P18">SYNOPSIS</text:p>
      <text:p text:style-name="P18"><text:s text:c="7"/>id [OPTION]... [UTILISATEUR]</text:p>
      <text:p text:style-name="P18"/>
      <text:p text:style-name="P18">DESCRIPTION</text:p>
      <text:p text:style-name="P18"><text:s text:c="7"/>Afficher les informations sur l'utilisateur et le groupe pour UTILISATEUR,</text:p>
      <text:p text:style-name="P18"><text:s text:c="7"/>ou (si UTILISATEUR est omis) pour l'utilisateur courant.</text:p>
      <text:p text:style-name="P6"/>
      <text:p text:style-name="P6"/>
      <text:p text:style-name="P6"/>
      <text:p text:style-name="P18">GETENT(1)</text:p>
      <text:p text:style-name="P18"/>
      <text:p text:style-name="P18">NOM</text:p>
      <text:p text:style-name="P18"><text:s text:c="7"/>getent - Récupérer des entrées depuis les bibliothèques NSS</text:p>
      <text:p text:style-name="P18"/>
      <text:p text:style-name="P18">SYNOPSIS</text:p>
      <text:p text:style-name="P18"><text:s text:c="7"/>getent base_de_données [clé ...]</text:p>
      <text:p text:style-name="P18"/>
      <text:p text:style-name="P18">DESCRIPTION</text:p>
      <text:p text:style-name="P18"><text:s text:c="7"/>La commande getent affiche les entrées des bases de données prises en charge par</text:p>
      <text:p text:style-name="P18"><text:s text:c="7"/>les bibliothèques du Name Service Switch (NSS), qui sont configurées</text:p>
      <text:p text:style-name="P18"><text:s text:c="7"/>dans /etc/nsswitch.conf. Si un ou plusieurs arguments clé sont fournis, alors seules</text:p>
      <text:p text:style-name="P18"><text:s text:c="7"/>les entrées correspondantes aux clés fournies seront affichées. Sinon, si aucune clé</text:p>
      <text:p text:style-name="P18"><text:s text:c="7"/>n'est fournie, toutes les entrées seront affichées (sauf si la base de données</text:p>
      <text:p text:style-name="P18"><text:s text:c="7"/>ne permet pas l'énumération).</text:p>
      <text:p text:style-name="P6"/>
      <text:p text:style-name="P6"/>
      <text:p text:style-name="P6"/>
      <text:p text:style-name="P18">PWCK(8)</text:p>
      <text:p text:style-name="P18"/>
      <text:p text:style-name="P18">NOM</text:p>
      <text:p text:style-name="P18"><text:s text:c="7"/>pwck - Vérifier l'intégrité des fichiers de mots de passe</text:p>
      <text:p text:style-name="P18"/>
      <text:p text:style-name="P18"><text:span text:style-name="T6">SYNOPSIS</text:span></text:p>
      <text:p text:style-name="P18"><text:span text:style-name="T6"><text:s text:c="7"/>pwck [options] [passwd [ shadow ]]</text:span></text:p>
      <text:p text:style-name="P21"><text:soft-page-break/></text:p>
      <text:p text:style-name="P18">DESCRIPTION</text:p>
      <text:p text:style-name="P18"><text:s text:c="7"/>La commande pwck vérifie l'intégrité des informations du système concernant</text:p>
      <text:p text:style-name="P18"><text:s text:c="7"/>les utilisateurs et leur mots de passe. Toutes les entrées des fichiers /etc/passwd</text:p>
      <text:p text:style-name="P18"><text:s text:c="7"/>et /etc/shadow sont vérifiées afin de s'assurer qu'elles ont le bon format et</text:p>
      <text:p text:style-name="P18"><text:s text:c="7"/>qu'elles contiennent des données valables dans chaque champ. Une confirmation</text:p>
      <text:p text:style-name="P18"><text:s text:c="7"/>de l'utilisateur sera demandée pour détruire les entrées mal formatées</text:p>
      <text:p text:style-name="P18"><text:s text:c="7"/>ou ayant d'autres erreurs non récupérables.</text:p>
      <text:p text:style-name="P6"/>
      <text:p text:style-name="P6"/>
      <text:p text:style-name="P6"/>
      <text:p text:style-name="P18">GRPCK(8)</text:p>
      <text:p text:style-name="P18"/>
      <text:p text:style-name="P18">NOM</text:p>
      <text:p text:style-name="P18"><text:s text:c="7"/>grpck - Vérifier l'intégrité des fichiers d'administration des groupes</text:p>
      <text:p text:style-name="P18"/>
      <text:p text:style-name="P18">SYNOPSIS</text:p>
      <text:p text:style-name="P18"><text:s text:c="7"/>grpck [options] [groupe [ shadow ]]</text:p>
      <text:p text:style-name="P18"/>
      <text:p text:style-name="P18">DESCRIPTION</text:p>
      <text:p text:style-name="P18"><text:s text:c="7"/>La commande grpck vérifie l'intégrité des informations sur les groupes du</text:p>
      <text:p text:style-name="P18"><text:s text:c="7"/>système. Toutes les entrées de /etc/group et /etc/gshadow sont vérifiées afin de</text:p>
      <text:p text:style-name="P18"><text:s text:c="7"/>s'assurer qu'elles ont le bon format et qu'elles contiennent des données valables</text:p>
      <text:p text:style-name="P18"><text:s text:c="7"/>dans chaque champ. Une confirmation de l'utilisateur sera demandée pour détruire</text:p>
      <text:p text:style-name="P18"><text:s text:c="7"/>les entrées mal formatées ou ayant d'autres erreurs non récupérables.</text:p>
      <text:p text:style-name="P6"/>
      <text:p text:style-name="P6"/>
      <text:p text:style-name="P6"/>
      <text:p text:style-name="P18">GROUPADD(8)</text:p>
      <text:p text:style-name="P18"/>
      <text:p text:style-name="P18">NOM</text:p>
      <text:p text:style-name="P18"><text:s text:c="7"/>groupadd - Créer un nouveau groupe</text:p>
      <text:p text:style-name="P18"/>
      <text:p text:style-name="P18">SYNOPSIS</text:p>
      <text:p text:style-name="P18"><text:s text:c="7"/>groupadd [options] groupe</text:p>
      <text:p text:style-name="P18"/>
      <text:p text:style-name="P18">DESCRIPTION</text:p>
      <text:p text:style-name="P18"><text:s text:c="7"/>La commande groupadd crée un nouveau compte de groupe en utilisant les</text:p>
      <text:p text:style-name="P18"><text:s text:c="7"/>valeurs spécifiées sur la ligne de commande et les valeurs par défaut du système.</text:p>
      <text:p text:style-name="P18"><text:s text:c="7"/>Le nouveau groupe sera inséré dans les fichiers du système selon les besoins.</text:p>
      <text:p text:style-name="P6"/>
      <text:p text:style-name="P6"/>
      <text:p text:style-name="P6"/>
      <text:p text:style-name="P18">GROUPMOD(8)</text:p>
      <text:p text:style-name="P18"/>
      <text:p text:style-name="P18">NOM</text:p>
      <text:p text:style-name="P18"><text:s text:c="7"/>groupmod - Modifier la définition d'un groupe du système</text:p>
      <text:p text:style-name="P18"/>
      <text:p text:style-name="P18">SYNOPSIS</text:p>
      <text:p text:style-name="P18"><text:soft-page-break/><text:s text:c="7"/>groupmod [options] groupe</text:p>
      <text:p text:style-name="P18"/>
      <text:p text:style-name="P18">DESCRIPTION</text:p>
      <text:p text:style-name="P18"><text:s text:c="7"/>La commande groupmod modifie la définition du groupe spécifié en modifiant</text:p>
      <text:p text:style-name="P18"><text:s text:c="7"/>l'entrée correspondante de la base de données des groupes.</text:p>
      <text:p text:style-name="P6"/>
      <text:p text:style-name="P6"/>
      <text:p text:style-name="P6"/>
      <text:p text:style-name="P18">GROUPDEL(8)</text:p>
      <text:p text:style-name="P18"/>
      <text:p text:style-name="P18">NOM</text:p>
      <text:p text:style-name="P18"><text:s text:c="7"/>groupdel - Supprimer un groupe</text:p>
      <text:p text:style-name="P18"/>
      <text:p text:style-name="P18">SYNOPSIS</text:p>
      <text:p text:style-name="P18"><text:s text:c="7"/>groupdel [options] groupe</text:p>
      <text:p text:style-name="P18"/>
      <text:p text:style-name="P18">DESCRIPTION</text:p>
      <text:p text:style-name="P18"><text:s text:c="7"/>La commande groupdel modifie les fichiers d'administration des comptes du système,</text:p>
      <text:p text:style-name="P18"><text:s text:c="7"/>en supprimant les entrées qui se réfèrent à groupe. Le groupe indiqué doit exister.</text:p>
      <text:p text:style-name="P6"/>
      <text:p text:style-name="P6"/>
      <text:p text:style-name="P6"/>
      <text:p text:style-name="P18">USERADD(8)</text:p>
      <text:p text:style-name="P18"/>
      <text:p text:style-name="P18">NOM</text:p>
      <text:p text:style-name="P18"><text:s text:c="7"/>useradd - Créer un nouvel utilisateur ou modifier les informations par défaut</text:p>
      <text:p text:style-name="P18"><text:s text:c="7"/>appliquées aux nouveaux utilisateurs</text:p>
      <text:p text:style-name="P18"/>
      <text:p text:style-name="P18">SYNOPSIS</text:p>
      <text:p text:style-name="P18"><text:s text:c="7"/>useradd [options] LOGIN</text:p>
      <text:p text:style-name="P18"><text:s text:c="7"/>useradd -D</text:p>
      <text:p text:style-name="P18"><text:s text:c="7"/>useradd -D [options]</text:p>
      <text:p text:style-name="P18"/>
      <text:p text:style-name="P18">DESCRIPTION</text:p>
      <text:p text:style-name="P18"><text:s text:c="7"/><text:span text:style-name="T6">useradd is a low level utility for adding users. On Debian, administrators should</text:span></text:p>
      <text:p text:style-name="P18"><text:span text:style-name="T6"><text:s text:c="7"/>usually use adduser(8) instead.</text:span></text:p>
      <text:p text:style-name="P9"/>
      <text:p text:style-name="P9"/>
      <text:p text:style-name="P9"/>
      <text:p text:style-name="P18"><text:span text:style-name="T7">USERMOD(8)</text:span></text:p>
      <text:p text:style-name="P22"/>
      <text:p text:style-name="P18"><text:span text:style-name="T7">NOM</text:span></text:p>
      <text:p text:style-name="P18"><text:span text:style-name="T7"><text:s text:c="7"/>usermod - Modifier un compte utilisateur</text:span></text:p>
      <text:p text:style-name="P22"/>
      <text:p text:style-name="P18"><text:span text:style-name="T7">SYNOPSIS</text:span></text:p>
      <text:p text:style-name="P18"><text:span text:style-name="T7"><text:s text:c="7"/>usermod [options] LOGIN</text:span></text:p>
      <text:p text:style-name="P22"/>
      <text:p text:style-name="P18"><text:span text:style-name="T7">DESCRIPTION</text:span></text:p>
      <text:p text:style-name="P18"><text:span text:style-name="T7"><text:s text:c="7"/>La commande usermod modifie les fichiers d'administration des comptes du</text:span></text:p>
      <text:p text:style-name="P18"><text:soft-page-break/><text:span text:style-name="T7"><text:s text:c="7"/>système selon les modifications qui ont été indiquées sur la ligne de commande.</text:span></text:p>
      <text:p text:style-name="P11"/>
      <text:p text:style-name="P11"/>
      <text:p text:style-name="P11"/>
      <text:p text:style-name="P18"><text:span text:style-name="T7">USERDEL(8)</text:span></text:p>
      <text:p text:style-name="P22"/>
      <text:p text:style-name="P18"><text:span text:style-name="T7">NOM</text:span></text:p>
      <text:p text:style-name="P18"><text:span text:style-name="T7"><text:s text:c="7"/>userdel - Supprimer un compte utilisateur et les fichiers associés</text:span></text:p>
      <text:p text:style-name="P22"/>
      <text:p text:style-name="P18"><text:span text:style-name="T7">SYNOPSIS</text:span></text:p>
      <text:p text:style-name="P18"><text:span text:style-name="T7"><text:s text:c="7"/>userdel [options] LOGIN</text:span></text:p>
      <text:p text:style-name="P22"/>
      <text:p text:style-name="P18"><text:span text:style-name="T7">DESCRIPTION</text:span></text:p>
      <text:p text:style-name="P18"><text:span text:style-name="T7"><text:s text:c="7"/>La commande userdel modifie les fichiers d'administration des comptes du système,</text:span></text:p>
      <text:p text:style-name="P18"><text:span text:style-name="T7"><text:s text:c="7"/>en supprimant les entrées qui se réfèrent à LOGIN. </text:span><text:span text:style-name="T8">L'utilisateur nommé doit exister.</text:span></text:p>
      <text:p text:style-name="P18"><text:span text:style-name="T6"><text:s text:c="7"/>userdel is a low level utility for removing users. On Debian, administrators</text:span></text:p>
      <text:p text:style-name="P18"><text:span text:style-name="T6"><text:s text:c="7"/>should usually use deluser(8) instead.</text:span></text:p>
      <text:p text:style-name="P9"/>
      <text:p text:style-name="P9"/>
      <text:p text:style-name="P9"/>
      <text:p text:style-name="P18"><text:span text:style-name="T7">PASSWD(1)</text:span></text:p>
      <text:p text:style-name="P22"/>
      <text:p text:style-name="P18">NOM</text:p>
      <text:p text:style-name="P18"><text:s text:c="7"/>passwd - Modifier le mot de passe d'un utilisateur</text:p>
      <text:p text:style-name="P18"/>
      <text:p text:style-name="P18">SYNOPSIS</text:p>
      <text:p text:style-name="P18"><text:s text:c="7"/>passwd [options] [LOGIN]</text:p>
      <text:p text:style-name="P18"/>
      <text:p text:style-name="P18">DESCRIPTION</text:p>
      <text:p text:style-name="P18"><text:s text:c="7"/>La commande passwd modifie les mots de passe des comptes d'utilisateurs.</text:p>
      <text:p text:style-name="P18"><text:s text:c="7"/>Un utilisateur normal ne peut changer que son propre mot de passe, alors que</text:p>
      <text:p text:style-name="P18"><text:s text:c="7"/>le superutilisateur peut changer le mot de passe associé à n'importe quel compte.</text:p>
      <text:p text:style-name="P18"><text:s text:c="7"/>passwd modifie également les dates de fin de validité du compte</text:p>
      <text:p text:style-name="P18"><text:s text:c="7"/>ou du mot de passe associé.</text:p>
      <text:p text:style-name="P6"/>
      <text:p text:style-name="P6"/>
      <text:p text:style-name="P6"/>
      <text:p text:style-name="P18">CHPASSWD(8)</text:p>
      <text:p text:style-name="P18"/>
      <text:p text:style-name="P18">NOM</text:p>
      <text:p text:style-name="P18"><text:s text:c="7"/>chpasswd - Mettre à jour des mots de passe par lot</text:p>
      <text:p text:style-name="P18"/>
      <text:p text:style-name="P18">SYNOPSIS</text:p>
      <text:p text:style-name="P18"><text:s text:c="7"/>chpasswd [options]</text:p>
      <text:p text:style-name="P18"/>
      <text:p text:style-name="P18">DESCRIPTION</text:p>
      <text:p text:style-name="P18"><text:s text:c="7"/>La commande chpasswd lit une liste de paires de noms d'utilisateurs et de mots</text:p>
      <text:p text:style-name="P18"><text:s text:c="7"/>de passe depuis l'entrée standard et met en conséquence à jour les utilisateurs</text:p>
      <text:p text:style-name="P18"><text:s text:c="7"/>existants. Chaque ligne est au format suivant : nom_utilisateur:mot_de_passe</text:p>
      <text:p text:style-name="P18"><text:soft-page-break/><text:s text:c="7"/>Par défaut, les mots de passe doivent être fournis en clair, et sont chiffrés par</text:p>
      <text:p text:style-name="P18"><text:s text:c="7"/>chpasswd. L'âge du mot de passe est également mis à jour, s'il est présent.</text:p>
      <text:p text:style-name="P6"/>
      <text:p text:style-name="P11"/>
      <text:p text:style-name="P11"/>
      <text:p text:style-name="P1"><text:span text:style-name="T4">Quelques fichiers</text:span><text:span text:style-name="T5"> :</text:span></text:p>
      <text:p text:style-name="P6"/>
      <text:p text:style-name="P6"/>
      <text:p text:style-name="P6"/>
      <text:p text:style-name="P18">PASSWD(5)</text:p>
      <text:p text:style-name="P18"/>
      <text:p text:style-name="P18">NOM</text:p>
      <text:p text:style-name="P18"><text:s text:c="7"/>passwd - Fichier des mots de passe (en fait : d’informations sur les comptes utilisateurs)</text:p>
      <text:p text:style-name="P18"/>
      <text:p text:style-name="P18">DESCRIPTION</text:p>
      <text:p text:style-name="P18"><text:s text:c="7"/>/etc/passwd contient différentes informations sur les comptes utilisateurs.</text:p>
      <text:p text:style-name="P18"><text:s text:c="7"/>Ces informations consistent en sept champs séparés par des deux-points (« : ») :</text:p>
      <text:p text:style-name="P18"/>
      <text:p text:style-name="P18"><text:s text:c="7"/>· <text:s text:c="2"/>nom de connexion de l'utilisateur (« login »)</text:p>
      <text:p text:style-name="P18"><text:s text:c="7"/>· <text:s text:c="2"/>un mot de passe chiffré optionnel</text:p>
      <text:p text:style-name="P18"><text:s text:c="7"/>· <text:s text:c="2"/>l'identifiant numérique de l'utilisateur (UID)</text:p>
      <text:p text:style-name="P18"><text:s text:c="7"/>· <text:s text:c="2"/>l'identifiant numérique du groupe de l'utilisateur (GID)</text:p>
      <text:p text:style-name="P18"><text:s text:c="7"/>· <text:s text:c="2"/>le nom complet de l'utilisateur ou un champ de commentaires</text:p>
      <text:p text:style-name="P18"><text:s text:c="7"/>· <text:s text:c="2"/>le répertoire personnel de l'utilisateur</text:p>
      <text:p text:style-name="P18"><text:s text:c="7"/>· <text:s text:c="2"/>l'interpréteur de commandes de l'utilisateur (optionnel)</text:p>
      <text:p text:style-name="P18"/>
      <text:p text:style-name="P18"><text:s text:c="7"/>Le champ du mot de passe chiffré peut être vide. Dans ce cas,</text:p>
      <text:p text:style-name="P18"><text:s text:c="7"/>aucun mot de passe n'est nécessaire pour s'authentifier avec le compte donné.</text:p>
      <text:p text:style-name="P18"><text:s text:c="7"/>Cependant, certaines applications qui lisent le fichier /etc/passwd peuvent décider</text:p>
      <text:p text:style-name="P18"><text:s text:c="7"/>de ne donner aucun accès si le mot de passe est vide. Si le mot de passe est un « x »</text:p>
      <text:p text:style-name="P18"><text:s text:c="7"/>minuscule, alors le mot de passe chiffré se trouve dans le fichier shadow(5) ;</text:p>
      <text:p text:style-name="P18"><text:s text:c="7"/>il doit y avoir une ligne correspondante dans le fichier shadow,</text:p>
      <text:p text:style-name="P18"><text:s text:c="7"/>sinon le compte de l'utilisateur n'est pas valide.</text:p>
      <text:p text:style-name="P6"/>
      <text:p text:style-name="P6"/>
      <text:p text:style-name="P6"/>
      <text:p text:style-name="P18">SHADOW(5)</text:p>
      <text:p text:style-name="P18"/>
      <text:p text:style-name="P18">NOM</text:p>
      <text:p text:style-name="P18"><text:s text:c="7"/>shadow - Fichier des mots de passe cachés</text:p>
      <text:p text:style-name="P18"/>
      <text:p text:style-name="P18">DESCRIPTION</text:p>
      <text:p text:style-name="P18"><text:s text:c="7"/>shadow est un fichier qui contient les informations cachées concernant les mots de</text:p>
      <text:p text:style-name="P18"><text:s text:c="7"/>passe des utilisateurs et leurs dates de validité. Il contient 9 champs :</text:p>
      <text:p text:style-name="P18"/>
      <text:p text:style-name="P18"><text:s text:c="7"/>nom de connexion de l'utilisateur (« login »)</text:p>
      <text:p text:style-name="P18"><text:s text:c="7"/>mot de passe chiffré (ce champ peut être vide ; "!" indique que le mot de passe n'a</text:p>
      <text:p text:style-name="P18"><text:s text:c="11"/>pas encore été configuré et "*" que le compte a été désactivé)</text:p>
      <text:p text:style-name="P18"><text:s text:c="7"/>date (nombre de jours depuis le 1er janvier 1970) du dernier changement de mot de passe</text:p>
      <text:p text:style-name="P18"><text:s text:c="7"/>nombre de jours que l'utilisateur devra attendre avant de pouvoir changer de mot de passe</text:p>
      <text:p text:style-name="P18"><text:soft-page-break/><text:s text:c="7"/>nombre de jours après lequel l'utilisateur devra changer de mot de passe</text:p>
      <text:p text:style-name="P18"><text:s text:c="7"/>nombre de jours pendant lesquels l'utilisateur sera averti avant expiration du mot de passe</text:p>
      <text:p text:style-name="P18"><text:s text:c="7"/>nombre de jours d'inactivité du mot de passe</text:p>
      <text:p text:style-name="P18"><text:s text:c="7"/>date (nombre de jours depuis le 1er janvier 1970) de fin de validité du compte</text:p>
      <text:p text:style-name="P18"><text:s text:c="7"/>champ réservé pour une utilisation future</text:p>
      <text:p text:style-name="P6"/>
      <text:p text:style-name="P6"/>
      <text:p text:style-name="P6"/>
      <text:p text:style-name="P18">GROUP(5)</text:p>
      <text:p text:style-name="P18"/>
      <text:p text:style-name="P18">NOM</text:p>
      <text:p text:style-name="P18"><text:s text:c="7"/>group - Fichier des groupes d'utilisateurs</text:p>
      <text:p text:style-name="P18"/>
      <text:p text:style-name="P18">DESCRIPTION</text:p>
      <text:p text:style-name="P18"><text:s text:c="7"/>Le fichier /etc/group est un fichier texte qui définit les groupes du système. Il y a une</text:p>
      <text:p text:style-name="P18"><text:s text:c="7"/>entrée par ligne, au format suivant : nom_du_groupe:mot_de_passe:GID:liste_utilisateurs</text:p>
      <text:p text:style-name="P18"><text:s text:c="7"/>Les champs sont les suivants :</text:p>
      <text:p text:style-name="P18"/>
      <text:p text:style-name="P18"><text:s text:c="7"/>nom_du_groupe (nom du groupe)</text:p>
      <text:p text:style-name="P18"><text:s text:c="7"/>mot_de_passe (mot de passe chiffré du groupe ; ce champ peut être vide)</text:p>
      <text:p text:style-name="P18"><text:s text:c="7"/>GID (identifiant numérique du groupe)</text:p>
      <text:p text:style-name="P18"><text:s text:c="7"/>liste_utilisateurs (liste de nom d'utilisateurs membres du groupe, séparés par des virgules)</text:p>
      <text:p text:style-name="P6"/>
      <text:p text:style-name="P6"/>
      <text:p text:style-name="P6"/>
      <text:p text:style-name="P18">GSHADOW(5)</text:p>
      <text:p text:style-name="P18"/>
      <text:p text:style-name="P18">NOM</text:p>
      <text:p text:style-name="P18"><text:s text:c="7"/>gshadow - informations cachées sur les groupes</text:p>
      <text:p text:style-name="P18"/>
      <text:p text:style-name="P18">DESCRIPTION</text:p>
      <text:p text:style-name="P18"><text:s text:c="7"/>/etc/gshadow contient les informations cachées sur les groupes.</text:p>
      <text:p text:style-name="P18"><text:s text:c="7"/>Ce fichier ne doit pas être accessible en lecture par les utilisateurs normaux afin de</text:p>
      <text:p text:style-name="P18"><text:s text:c="7"/>maintenir la sécurité des mots de passe, en particulier pour prévenir les attaques</text:p>
      <text:p text:style-name="P18"><text:s text:c="7"/>par dictionnaires. Il contient les champs suivants :</text:p>
      <text:p text:style-name="P18"/>
      <text:p text:style-name="P18"><text:s text:c="7"/>nom du groupe</text:p>
      <text:p text:style-name="P18"><text:s text:c="7"/>mot de passe chiffré (ou « ! » ou « * » ; ce champ peut être vide)</text:p>
      <text:p text:style-name="P18"><text:s text:c="7"/>administrateurs (liste d'utilisateurs, séparés par des virgules)</text:p>
      <text:p text:style-name="P18"><text:s text:c="7"/>membres (liste d'utilisateurs, séparés par des virgules ; la même que dans /etc/group)</text:p>
      <text:p text:style-name="P6"/>
      <text:p text:style-name="P6"/>
      <text:p text:style-name="P6"/>
      <text:p text:style-name="P18">NSSWITCH.CONF(5)</text:p>
      <text:p text:style-name="P18"/>
      <text:p text:style-name="P18">NOM</text:p>
      <text:p text:style-name="P18"><text:s text:c="7"/>nsswitch.conf - Fichier de configuration du service de noms (« Name Service Switch »)</text:p>
      <text:p text:style-name="P18"/>
      <text:p text:style-name="P18">DESCRIPTION</text:p>
      <text:p text:style-name="P18"><text:soft-page-break/><text:s text:c="7"/>Le fichier de configuration du service de noms (« Name Service Switch » ou NSS),</text:p>
      <text:p text:style-name="P18"><text:s text:c="7"/>/etc/nsswitch.conf, est utilisé par la bibliothèque C de GNU pour déterminer les</text:p>
      <text:p text:style-name="P18"><text:s text:c="7"/>sources desquelles obtenir les renseignements de service de noms en fonction</text:p>
      <text:p text:style-name="P18"><text:s text:c="7"/>des catégories, et dans quel ordre. Chaque catégorie de renseignements est identifiée</text:p>
      <text:p text:style-name="P18"><text:s text:c="7"/>par un nom de base de données.</text:p>
      <text:p text:style-name="P6"/>
      <text:p text:style-name="P6"/>
      <text:p text:style-name="P6"/>
      <text:p text:style-name="P3"><text:span text:style-name="T9">LABORATOIRE – Utilisateurs, groupes et droits – 1</text:span></text:p>
      <text:p text:style-name="P6"/>
      <text:p text:style-name="P16"><text:span text:style-name="T5">Les exercices des séquences 18 à 21 s’enchaînent.</text:span></text:p>
      <text:p text:style-name="P16"><text:span text:style-name="T5">Il faut donc les accomplir dans l’ordre prévu.</text:span></text:p>
      <text:p text:style-name="P6"/>
      <text:p text:style-name="P4"><text:span text:style-name="T10">Dans la distribution Debian GNU/Linux :</text:span></text:p>
      <text:p text:style-name="P6"/>
      <text:p text:style-name="P6"/>
      <text:p text:style-name="P6"/>
      <text:p text:style-name="P7">Connectez-vous dans un terminal</text:p>
      <text:p text:style-name="P6"/>
      <text:p text:style-name="P6"/>
      <text:p text:style-name="P6"/>
      <text:p text:style-name="P7">Affichez le manuel de la commande su</text:p>
      <text:p text:style-name="P6"/>
      <text:p text:style-name="P8">man su</text:p>
      <text:p text:style-name="P6"/>
      <text:p text:style-name="P6"/>
      <text:p text:style-name="P6"/>
      <text:p text:style-name="P7">Dans le même terminal, connectez-vous sous le compte « root », c’est-à-dire le superutilisateur (Password du root)</text:p>
      <text:p text:style-name="P6"/>
      <text:p text:style-name="P8">su -</text:p>
      <text:p text:style-name="P6"/>
      <text:p text:style-name="P6">Vous avez maintenant tous les droits d’administration. Vous avez la responsabilité d’en faire usage avec prudence !</text:p>
      <text:p text:style-name="P6"/>
      <text:p text:style-name="P6"/>
      <text:p text:style-name="P6"/>
      <text:p text:style-name="P7">Affichez le manuel de la commande id</text:p>
      <text:p text:style-name="P6"/>
      <text:p text:style-name="P8">man id</text:p>
      <text:p text:style-name="P6"/>
      <text:p text:style-name="P6"/>
      <text:p text:style-name="P6"/>
      <text:p text:style-name="P7">Avec id, vérifiez si les comptes utilisateurs bin, daemon, UserX, UserY et UserZ existent, et, pour chacun, si c’est le cas, quel est son uid, son gid et ses groupes ?</text:p>
      <text:p text:style-name="P6"/>
      <text:p text:style-name="P8"><text:span text:style-name="T11">id bin</text:span></text:p>
      <text:p text:style-name="P13"/>
      <text:p text:style-name="P8"><text:span text:style-name="T11">id daemon</text:span></text:p>
      <text:p text:style-name="P13"/>
      <text:p text:style-name="P8"><text:soft-page-break/><text:span text:style-name="T7">id UserX</text:span></text:p>
      <text:p text:style-name="P12"/>
      <text:p text:style-name="P8"><text:span text:style-name="T7">id UserY</text:span></text:p>
      <text:p text:style-name="P12"/>
      <text:p text:style-name="P8">id UserZ</text:p>
      <text:p text:style-name="P6"/>
      <text:p text:style-name="P6"/>
      <text:p text:style-name="P6"/>
      <text:p text:style-name="P7">Avec less, affichez les comptes utilisateurs</text:p>
      <text:p text:style-name="P6"/>
      <text:p text:style-name="P8">less /etc/passwd</text:p>
      <text:p text:style-name="P6"/>
      <text:p text:style-name="P6"/>
      <text:p text:style-name="P6"/>
      <text:p text:style-name="P7">Avec less, affichez les comptes groupes</text:p>
      <text:p text:style-name="P6"/>
      <text:p text:style-name="P8">less /etc/group</text:p>
      <text:p text:style-name="P6"/>
      <text:p text:style-name="P6"/>
      <text:p text:style-name="P6"/>
      <text:p text:style-name="P7">Avec less, affichez les mots de passe locaux cryptés et leur durée de vie</text:p>
      <text:p text:style-name="P6"/>
      <text:p text:style-name="P8">less /etc/shadow</text:p>
      <text:p text:style-name="P6"/>
      <text:p text:style-name="P6"/>
      <text:p text:style-name="P6"/>
      <text:p text:style-name="P7">Avec less, affichez les informations sécurisées sur les groupes</text:p>
      <text:p text:style-name="P6"/>
      <text:p text:style-name="P8">less /etc/gshadow</text:p>
      <text:p text:style-name="P6"/>
      <text:p text:style-name="P6"/>
      <text:p text:style-name="P6"/>
      <text:p text:style-name="P7">Avec less, affichez les annuaires locaux ou réseaux où sont recherchés les comptes</text:p>
      <text:p text:style-name="P6"/>
      <text:p text:style-name="P8"><text:span text:style-name="T7">less /etc/nsswitch.conf</text:span></text:p>
      <text:p text:style-name="P11"/>
      <text:p text:style-name="P11"/>
      <text:p text:style-name="P11"/>
      <text:p text:style-name="P7">Affichez le manuel des commandes getent, pwck et grpck</text:p>
      <text:p text:style-name="P6"/>
      <text:p text:style-name="P8"><text:span text:style-name="T11">man getent</text:span></text:p>
      <text:p text:style-name="P13"/>
      <text:p text:style-name="P8"><text:span text:style-name="T11">man pwck</text:span></text:p>
      <text:p text:style-name="P13"/>
      <text:p text:style-name="P8">man grpck</text:p>
      <text:p text:style-name="P6"/>
      <text:p text:style-name="P6"/>
      <text:p text:style-name="P6"/>
      <text:p text:style-name="P7">Avec getent, affichez les données des annuaires passwd, group et shadow</text:p>
      <text:p text:style-name="P6"/>
      <text:p text:style-name="P8"><text:soft-page-break/><text:span text:style-name="T6">getent passwd</text:span></text:p>
      <text:p text:style-name="P10"/>
      <text:p text:style-name="P8"><text:span text:style-name="T6">getent group</text:span></text:p>
      <text:p text:style-name="P10"/>
      <text:p text:style-name="P8"><text:span text:style-name="T8">getent shadow</text:span></text:p>
      <text:p text:style-name="P14"/>
      <text:p text:style-name="P14"/>
      <text:p text:style-name="P14"/>
      <text:p text:style-name="P7">Affichez le manuel des commandes groupadd, groupmod et groupdel</text:p>
      <text:p text:style-name="P6"/>
      <text:p text:style-name="P8">man groupadd</text:p>
      <text:p text:style-name="P8"/>
      <text:p text:style-name="P8">man groupmod</text:p>
      <text:p text:style-name="P8"/>
      <text:p text:style-name="P8">man groupdel</text:p>
      <text:p text:style-name="P6"/>
      <text:p text:style-name="P6"/>
      <text:p text:style-name="P6"/>
      <text:p text:style-name="P7">Créez les groupes GroupA, GroupB et GroupC</text:p>
      <text:p text:style-name="P6"/>
      <text:p text:style-name="P8">groupadd GroupA</text:p>
      <text:p text:style-name="P8"/>
      <text:p text:style-name="P8">groupadd GroupB</text:p>
      <text:p text:style-name="P8"/>
      <text:p text:style-name="P8">groupadd GroupC</text:p>
      <text:p text:style-name="P6"/>
      <text:p text:style-name="P6"/>
      <text:p text:style-name="P6"/>
      <text:p text:style-name="P7">Visualisez les nouveaux comptes groupes</text:p>
      <text:p text:style-name="P6"/>
      <text:p text:style-name="P8">getent group</text:p>
      <text:p text:style-name="P6"/>
      <text:p text:style-name="P6"/>
      <text:p text:style-name="P6"/>
      <text:p text:style-name="P7">Affichez le manuel des commandes useradd, usermod et userdel</text:p>
      <text:p text:style-name="P6"/>
      <text:p text:style-name="P8"><text:span text:style-name="T11">man useradd</text:span></text:p>
      <text:p text:style-name="P13"/>
      <text:p text:style-name="P8"><text:span text:style-name="T11">man usermod</text:span></text:p>
      <text:p text:style-name="P13"/>
      <text:p text:style-name="P8"><text:span text:style-name="T8">man userdel</text:span></text:p>
      <text:p text:style-name="P14"/>
      <text:p text:style-name="P14"/>
      <text:p text:style-name="P14"/>
      <text:p text:style-name="P7">Créez le compte utilisateur Ernest, ainsi que son répertoire de connexion</text:p>
      <text:p text:style-name="P6"/>
      <text:p text:style-name="P8">useradd -m Ernest</text:p>
      <text:p text:style-name="P6"/>
      <text:p text:style-name="P6"/>
      <text:p text:style-name="P6"/>
      <text:p text:style-name="P7"><text:soft-page-break/>Visualisez le compte Ernest parmi tous les comptes utilisateurs</text:p>
      <text:p text:style-name="P6"/>
      <text:p text:style-name="P8">getent passwd</text:p>
      <text:p text:style-name="P6"/>
      <text:p text:style-name="P6"/>
      <text:p text:style-name="P6"/>
      <text:p text:style-name="P7">Affichez le manuel de la commande find</text:p>
      <text:p text:style-name="P6"/>
      <text:p text:style-name="P8">man find</text:p>
      <text:p text:style-name="P6"/>
      <text:p text:style-name="P6"/>
      <text:p text:style-name="P6"/>
      <text:p text:style-name="P7">Recherchez le répertoire de connexion de l’utilisateur Ernest</text:p>
      <text:p text:style-name="P6"/>
      <text:p text:style-name="P8"><text:span text:style-name="T7">find / -name "Ernest" -print</text:span></text:p>
      <text:p text:style-name="P11"/>
      <text:p text:style-name="P11"/>
      <text:p text:style-name="P11"/>
      <text:p text:style-name="P7">Supprimez le compte utilisateur Ernest, ainsi que son répertoire de connexion</text:p>
      <text:p text:style-name="P6"/>
      <text:p text:style-name="P8">userdel -r Ernest</text:p>
      <text:p text:style-name="P6"/>
      <text:p text:style-name="P6"/>
      <text:p text:style-name="P6"/>
      <text:p text:style-name="P7">Créez le compte utilisateur UserX, uid = 1011, appartenant au groupe GroupA (comme groupe principal) et aux groupes GroupB et GroupC (comme groupes secondaires), commentaire = « Utilisateur X », ainsi que son répertoire de connexion</text:p>
      <text:p text:style-name="P6"/>
      <text:p text:style-name="P8">useradd -u 1011 -g GroupA -G GroupB,GroupC -c 'Utilisateur X' -m UserX</text:p>
      <text:p text:style-name="P6"/>
      <text:p text:style-name="P6"/>
      <text:p text:style-name="P6"/>
      <text:p text:style-name="P7">Créez le compte utilisateur UserY, uid = 1012, appartenant au groupe GroupA (comme groupe principal) et au groupe GroupC (comme groupe secondaire), commentaire = « Utilisateur Y », ainsi que son répertoire de connexion</text:p>
      <text:p text:style-name="P6"/>
      <text:p text:style-name="P8">useradd -u 1012 -g GroupA -G GroupC -c 'Utilisateur Y' -m UserY</text:p>
      <text:p text:style-name="P6"/>
      <text:p text:style-name="P6"/>
      <text:p text:style-name="P6"/>
      <text:p text:style-name="P7">Créez le compte utilisateur UserZ, uid = 1013, appartenant au groupe GroupB, commentaire = « Utilisateur Z », ainsi que son répertoire de connexion</text:p>
      <text:p text:style-name="P6"/>
      <text:p text:style-name="P8">useradd -u 1013 -g GroupB -c 'Utilisateur Z' -m UserZ</text:p>
      <text:p text:style-name="P6"/>
      <text:p text:style-name="P6"/>
      <text:p text:style-name="P6"/>
      <text:p text:style-name="P7">Affichez l’identification et les groupes des comptes UserX, UserY et UserZ</text:p>
      <text:p text:style-name="P6"/>
      <text:p text:style-name="P8">id UserX</text:p>
      <text:p text:style-name="P8"><text:soft-page-break/></text:p>
      <text:p text:style-name="P8">id UserY</text:p>
      <text:p text:style-name="P8"/>
      <text:p text:style-name="P8">id UserZ</text:p>
      <text:p text:style-name="P6"/>
      <text:p text:style-name="P6"/>
      <text:p text:style-name="P6"/>
      <text:p text:style-name="P7">Visualisez les nouveaux comptes utilisateurs</text:p>
      <text:p text:style-name="P6"/>
      <text:p text:style-name="P8">getent passwd</text:p>
      <text:p text:style-name="P6"/>
      <text:p text:style-name="P6"/>
      <text:p text:style-name="P6"/>
      <text:p text:style-name="P7">Visualisez à présent les membres des groupes GroupA, GroupB et GroupC</text:p>
      <text:p text:style-name="P6"/>
      <text:p text:style-name="P8">getent group</text:p>
      <text:p text:style-name="P6"/>
      <text:p text:style-name="P6"/>
      <text:p text:style-name="P6"/>
      <text:p text:style-name="P7">Affichez le manuel des commandes passwd et chpasswd</text:p>
      <text:p text:style-name="P6"/>
      <text:p text:style-name="P8">man passwd</text:p>
      <text:p text:style-name="P8"/>
      <text:p text:style-name="P8">man chpasswd</text:p>
      <text:p text:style-name="P6"/>
      <text:p text:style-name="P6"/>
      <text:p text:style-name="P6"/>
      <text:p text:style-name="P7">Mettez les mots : « userx » comme mot de passe à l’utilisateur UserX, « usery » comme mot de passe à l’utilisateur UserY et « userz » comme mot de passe à l’utilisateur UserZ</text:p>
      <text:p text:style-name="P6"/>
      <text:p text:style-name="P8">passwd UserX</text:p>
      <text:p text:style-name="P8"/>
      <text:p text:style-name="P8">userx</text:p>
      <text:p text:style-name="P8">userx</text:p>
      <text:p text:style-name="P8"/>
      <text:p text:style-name="P8">passwd UserY</text:p>
      <text:p text:style-name="P8"/>
      <text:p text:style-name="P8"><text:span text:style-name="T6">usery</text:span></text:p>
      <text:p text:style-name="P8"><text:span text:style-name="T6">usery</text:span></text:p>
      <text:p text:style-name="P10"/>
      <text:p text:style-name="P8"><text:span text:style-name="T11">passwd UserZ</text:span></text:p>
      <text:p text:style-name="P13"/>
      <text:p text:style-name="P8"><text:span text:style-name="T11">userz</text:span></text:p>
      <text:p text:style-name="P8"><text:span text:style-name="T11">userz</text:span></text:p>
      <text:p text:style-name="P14"/>
      <text:p text:style-name="P14"/>
      <text:p text:style-name="P14"/>
      <text:p text:style-name="P7">Déconnectez-vous du compte root</text:p>
      <text:p text:style-name="P6"/>
      <text:p text:style-name="P8">exit</text:p>
      <text:p text:style-name="P11"><text:soft-page-break/></text:p>
      <text:p text:style-name="P11"/>
      <text:p text:style-name="P11"/>
      <text:p text:style-name="P7">Déconnectez-vous du terminal</text:p>
      <text:p text:style-name="P6"/>
      <text:p text:style-name="P8"><text:bookmark text:name="_GoBack"/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6-02-15T15:41:00</meta:creation-date>
    <dc:date>2016-02-15T15:43:00</dc:date>
    <meta:editing-duration>PT2M</meta:editing-duration>
    <meta:generator>LibreOffice/5.1.6.2.0$Linux_X86_64 LibreOffice_project/10$Build-2</meta:generator>
    <meta:document-statistic meta:table-count="0" meta:image-count="0" meta:object-count="0" meta:page-count="13" meta:paragraph-count="303" meta:word-count="2184" meta:character-count="14589" meta:non-whitespace-character-count="11778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